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Pictures/10000000000002000000020048BC02EDFE37052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69a2e" draw:fill-image-name="Bathroom_20_Tiles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2.63cm"/>
      <style:paragraph-properties style:writing-mode="lr-tb"/>
    </style:style>
    <style:style style:name="pr2" style:family="presentation" style:parent-style-name="Blue_5f_Curve-outline1">
      <style:graphic-properties fo:min-height="8.884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oter sample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0.401cm" svg:y="0.77cm" presentation:class="title" presentation:user-transformed="true">
          <draw:text-box>
            <text:p>Slide 1</text:p>
          </draw:text-box>
        </draw:frame>
        <draw:frame presentation:style-name="pr2" draw:text-style-name="P1" draw:layer="layout" svg:width="25.199cm" svg:height="9.134cm" svg:x="0.6cm" svg:y="3.266cm" presentation:class="outline" presentation:user-transformed="true">
          <draw:text-box>
            <text:list text:style-name="L2">
              <text:list-item>
                <text:p>Item 1</text:p>
              </text:list-item>
              <text:list-item>
                <text:p>Item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throom_20_Tiles" draw:display-name="Bathroom Tiles" xlink:href="Pictures/10000000000002000000020048BC02EDFE37052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solid" draw:fill-color="#069a2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69a2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7.4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-backgroundobjects">
      <style:graphic-properties draw:textarea-vertical-align="middle" draw:auto-grow-height="false" fo:min-height="0.708cm" fo:min-width="1.414cm"/>
    </style:style>
    <style:style style:name="Mpr6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2">
      <draw:frame draw:style-name="Mgr3" draw:text-style-name="MP7" draw:layer="backgroundobjects" svg:width="27.999cm" svg:height="3.655cm" svg:x="0cm" svg:y="12.096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style-name="Mgr4" draw:text-style-name="MP8" draw:layer="backgroundobjects" svg:width="25.199cm" svg:height="7.66cm" svg:x="1.4cm" svg:y="8.4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5" draw:text-style-name="MP9" draw:layer="backgroundobjects" svg:width="2cm" svg:height="1cm" svg:x="25.2cm" svg:y="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5:06:42.652146073</meta:creation-date>
    <dc:date>2021-01-25T22:54:52.801059356</dc:date>
    <meta:editing-duration>P4DT7H2M20S</meta:editing-duration>
    <meta:editing-cycles>20</meta:editing-cycles>
    <meta:generator>LibreOffice/6.4.5.2$Linux_X86_64 LibreOffice_project/40$Build-2</meta:generator>
    <meta:document-statistic meta:object-count="39"/>
  </office:meta>
</office:document-meta>
</file>